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="0.05pt solid #000000"/>
    </style:style>
    <style:style style:name="Таблиця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30cfe3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paragraph-rsid="003991e3"/>
    </style:style>
    <style:style style:name="P4" style:family="paragraph" style:parent-style-name="Standard">
      <style:text-properties officeooo:paragraph-rsid="003991e3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4" style:family="paragraph" style:parent-style-name="Table_20_Contents">
      <style:text-properties fo:font-size="10.5pt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30cfe3" officeooo:paragraph-rsid="0030cfe3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576bac" officeooo:paragraph-rsid="00576bac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282cca" style:font-size-asian="10.5pt" style:font-weight-asian="bold" style:font-size-complex="10.5pt" style:font-weight-complex="bold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5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7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8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9" style:family="paragraph" style:parent-style-name="Table_20_Contents">
      <style:text-properties officeooo:rsid="000bac82" officeooo:paragraph-rsid="003991e3"/>
    </style:style>
    <style:style style:name="P30" style:family="paragraph" style:parent-style-name="Table_20_Contents">
      <style:text-properties officeooo:paragraph-rsid="003991e3"/>
    </style:style>
    <style:style style:name="P31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3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e1b18" style:font-size-asian="10.5pt" style:font-style-asian="normal" style:font-weight-asian="normal" style:font-size-complex="10.5pt" style:text-emphasize="none"/>
    </style:style>
    <style:style style:name="P33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76b95" style:font-size-asian="10.5pt" style:font-style-asian="normal" style:font-weight-asian="normal" style:font-size-complex="10.5pt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4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4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3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276b95" style:font-size-asian="10.5pt" style:font-size-complex="10.5pt"/>
    </style:style>
    <style:style style:name="P4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a4794" style:font-size-asian="10.5pt" style:font-style-asian="normal" style:font-weight-asian="normal" style:font-size-complex="10.5pt" style:text-emphasize="none"/>
    </style:style>
    <style:style style:name="P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14689" style:font-size-asian="10.5pt" style:font-style-asian="normal" style:font-weight-asian="normal" style:font-size-complex="10.5pt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3ed7c" style:font-size-asian="10.5pt" style:font-style-asian="normal" style:font-weight-asian="normal" style:font-size-complex="10.5pt" style:text-emphasize="none"/>
    </style:style>
    <style:style style:name="P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4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ae166" style:font-size-asian="10.5pt" style:font-style-asian="normal" style:font-weight-asian="normal" style:font-size-complex="10.5pt" style:text-emphasize="none"/>
    </style:style>
    <style:style style:name="P4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bcbd5" style:font-size-asian="10.5pt" style:font-style-asian="normal" style:font-weight-asian="normal" style:font-size-complex="10.5pt" style:text-emphasize="none"/>
    </style:style>
    <style:style style:name="P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5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2e1b18" style:font-size-asian="10.5pt" style:font-style-asian="normal" style:font-weight-asian="normal" style:font-size-complex="10.5pt" style:text-emphasize="none"/>
    </style:style>
    <style:style style:name="P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5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54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514689" style:font-size-asian="10.5pt" style:font-size-complex="10.5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11437" style:font-name-asian="Times New Roman2" style:font-size-asian="10.5pt" style:font-style-asian="italic" style:font-weight-asian="bold" style:font-name-complex="Times New Roman2" style:font-size-complex="10.5pt"/>
    </style:style>
    <style:style style:name="P56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49d299" style:font-size-asian="10.5pt" style:font-size-complex="10.5pt"/>
    </style:style>
    <style:style style:name="P57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cd157" style:font-name-asian="Times New Roman2" style:font-size-asian="10.5pt" style:font-style-asian="italic" style:font-weight-asian="bold" style:font-name-complex="Times New Roman2" style:font-size-complex="10.5pt"/>
    </style:style>
    <style:style style:name="P58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officeooo:paragraph-rsid="0049d299" style:font-name-asian="Times New Roman2" style:font-size-asian="10.5pt" style:font-name-complex="Times New Roman2" style:font-size-complex="10.5pt"/>
    </style:style>
    <style:style style:name="P59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9d299" style:font-name-asian="Times New Roman2" style:font-size-asian="10.5pt" style:font-style-asian="italic" style:font-weight-asian="bold" style:font-name-complex="Times New Roman2" style:font-size-complex="10.5pt"/>
    </style:style>
    <style:style style:name="P60" style:family="paragraph" style:parent-style-name="Зміст_5f_вимоги">
      <style:paragraph-properties fo:line-height="100%"/>
      <style:text-properties fo:font-size="10.5pt" officeooo:paragraph-rsid="0049d299" style:font-size-asian="10.5pt" style:font-size-complex="10.5pt"/>
    </style:style>
    <style:style style:name="P61" style:family="paragraph" style:parent-style-name="Table_20_Contents">
      <style:text-properties fo:font-size="10.5pt" style:font-size-asian="10.5pt" style:font-size-complex="10.5pt"/>
    </style:style>
    <style:style style:name="P62" style:family="paragraph" style:parent-style-name="Table_20_Contents">
      <style:paragraph-properties fo:text-align="center" style:justify-single-word="false"/>
      <style:text-properties fo:font-size="10.5pt" officeooo:rsid="00576bac" officeooo:paragraph-rsid="00576bac" style:font-size-asian="10.5pt" style:font-size-complex="10.5pt"/>
    </style:style>
    <style:style style:name="P63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64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65" style:family="paragraph" style:parent-style-name="Table_20_Contents">
      <style:paragraph-properties fo:text-align="center" style:justify-single-word="false"/>
      <style:text-properties fo:font-size="10.5pt" officeooo:rsid="00615f13" officeooo:paragraph-rsid="00615f13" style:font-size-asian="10.5pt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68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69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70" style:family="paragraph" style:parent-style-name="Table_20_Contents">
      <style:text-properties fo:font-size="10.5pt" officeooo:paragraph-rsid="0063f0b0" style:font-size-asian="10.5pt" style:font-size-complex="10.5pt"/>
    </style:style>
    <style:style style:name="P71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72" style:family="paragraph" style:parent-style-name="Table_20_Contents">
      <style:paragraph-properties fo:text-align="center" style:justify-single-word="false"/>
      <style:text-properties fo:font-size="10.5pt" officeooo:rsid="004bcbd5" officeooo:paragraph-rsid="0065c7d6" style:font-size-asian="10.5pt" style:font-size-complex="10.5pt"/>
    </style:style>
    <style:style style:name="P73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74" style:family="paragraph" style:parent-style-name="Table_20_Contents">
      <style:paragraph-properties fo:text-align="center" style:justify-single-word="false"/>
      <style:text-properties fo:font-size="10.5pt" officeooo:rsid="0049d299" officeooo:paragraph-rsid="0063f0b0" style:font-size-asian="10.5pt" style:font-size-complex="10.5pt"/>
    </style:style>
    <style:style style:name="P75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76" style:family="paragraph" style:parent-style-name="Table_20_Contents">
      <style:paragraph-properties fo:text-align="center" style:justify-single-word="false"/>
      <style:text-properties fo:font-size="10.5pt" officeooo:rsid="0065c7d6" officeooo:paragraph-rsid="0065c7d6" style:font-size-asian="10.5pt" style:font-size-complex="10.5pt"/>
    </style:style>
    <style:style style:name="P77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63f0b0" style:font-size-asian="10.5pt" style:font-weight-asian="bold" style:font-size-complex="10.5pt" style:font-weight-complex="bold"/>
    </style:style>
    <style:style style:name="P7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font-style-complex="normal" style:text-emphasize="none"/>
    </style:style>
    <style:style style:name="P7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80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81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217d2" style:font-size-asian="10.5pt" style:font-style-asian="normal" style:font-weight-asian="normal" style:font-size-complex="10.5pt" style:font-weight-complex="normal" style:text-emphasize="none"/>
    </style:style>
    <style:style style:name="P8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8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3f0b0" style:font-size-asian="10.5pt" style:font-style-asian="normal" style:font-weight-asian="bold" style:font-size-complex="10.5pt" style:font-weight-complex="bold" style:text-emphasize="none"/>
    </style:style>
    <style:style style:name="P8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8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89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90" style:family="paragraph" style:parent-style-name="Зміст_5f_вимоги">
      <style:paragraph-properties fo:line-height="100%"/>
      <style:text-properties fo:font-size="10.5pt" officeooo:paragraph-rsid="0063f0b0" style:font-size-asian="10.5pt" style:font-size-complex="10.5pt"/>
    </style:style>
    <style:style style:name="P9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9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9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9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5c7d6" style:font-size-asian="10.5pt" style:font-style-asian="normal" style:font-weight-asian="normal" style:font-size-complex="10.5pt" style:text-emphasize="none"/>
    </style:style>
    <style:style style:name="P9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9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9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9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9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100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3f0b0" style:font-size-asian="10.5pt" style:font-size-complex="10.5pt"/>
    </style:style>
    <style:style style:name="P101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63f0b0" style:font-size-asian="10.5pt" style:font-size-complex="10.5pt"/>
    </style:style>
    <style:style style:name="P102" style:family="paragraph" style:parent-style-name="Text_20_body">
      <style:text-properties officeooo:rsid="0063f0b0"/>
    </style:style>
    <style:style style:name="P103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104" style:family="paragraph" style:parent-style-name="Standard">
      <style:text-properties officeooo:rsid="0063f0b0" officeooo:paragraph-rsid="0063f0b0"/>
    </style:style>
    <style:style style:name="P105" style:family="paragraph" style:parent-style-name="Standard">
      <style:text-properties officeooo:paragraph-rsid="0063f0b0"/>
    </style:style>
    <style:style style:name="P10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size-asian="10.5pt" style:font-style-asian="normal" style:font-weight-asian="bold" style:font-size-complex="10.5pt" style:font-weight-complex="bold" style:text-emphasize="none"/>
    </style:style>
    <style:style style:name="P107" style:family="paragraph" style:parent-style-name="Standard">
      <style:text-properties officeooo:paragraph-rsid="0065c7d6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109" style:family="paragraph" style:parent-style-name="Standard">
      <style:paragraph-properties fo:break-before="page"/>
      <style:text-properties officeooo:paragraph-rsid="006217d2"/>
    </style:style>
    <style:style style:name="P110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111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112" style:family="paragraph">
      <style:paragraph-properties fo:margin-left="0.026cm" fo:margin-right="0cm" fo:margin-top="0cm" fo:margin-bottom="0cm" fo:line-height="100%" fo:text-indent="0cm"/>
    </style:style>
    <style:style style:name="P113" style:family="paragraph">
      <loext:graphic-properties draw:fill="none" draw:fill-color="#ffffff"/>
      <style:text-properties fo:font-size="10.5pt" style:font-size-asian="10.5pt" style:font-size-complex="10.5pt"/>
    </style:style>
    <style:style style:name="P114" style:family="paragraph">
      <style:paragraph-properties fo:margin-left="0.101cm" fo:margin-right="0.101cm" fo:margin-top="0cm" fo:margin-bottom="0cm" fo:line-height="100%" fo:text-indent="0cm"/>
    </style:style>
    <style:style style:name="P115" style:family="paragraph">
      <style:paragraph-properties fo:margin-top="0cm" fo:margin-bottom="0cm" fo:line-height="100%"/>
    </style:style>
    <style:style style:name="P116" style:family="paragraph">
      <style:paragraph-properties fo:margin-top="0cm" fo:margin-bottom="0cm" fo:line-height="100%" fo:text-align="justify"/>
    </style:style>
    <style:style style:name="P117" style:family="paragraph">
      <loext:graphic-properties draw:fill="none" draw:fill-color="#ffffff"/>
      <style:text-properties style:font-name="Liberation Serif" fo:font-size="10.5pt" style:font-size-asian="10.5pt" style:font-size-complex="10.5pt"/>
    </style:style>
    <style:style style:name="P11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576bac" style:font-style-asian="italic" style:font-style-complex="italic"/>
    </style:style>
    <style:style style:name="T6" style:family="text">
      <style:text-properties fo:font-style="italic" officeooo:rsid="003622d5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 style:font-weight-complex="normal"/>
    </style:style>
    <style:style style:name="T8" style:family="text">
      <style:text-properties fo:font-style="italic" officeooo:rsid="0063f0b0" style:font-style-asian="italic" style:font-style-complex="italic"/>
    </style:style>
    <style:style style:name="T9" style:family="text">
      <style:text-properties fo:font-style="italic" officeooo:rsid="002ee2e5" style:font-style-asian="italic" style:font-style-complex="italic"/>
    </style:style>
    <style:style style:name="T10" style:family="text">
      <style:text-properties fo:font-style="italic" officeooo:rsid="0065c7d6" style:font-style-asian="italic" style:font-style-complex="italic"/>
    </style:style>
    <style:style style:name="T11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6" style:family="text">
      <style:text-properties officeooo:rsid="0023c526"/>
    </style:style>
    <style:style style:name="T27" style:family="text">
      <style:text-properties officeooo:rsid="00282cca"/>
    </style:style>
    <style:style style:name="T2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9" style:family="text">
      <style:text-properties style:font-name="Times New Roman" style:font-name-asian="Times New Roman2" style:font-name-complex="Times New Roman2"/>
    </style:style>
    <style:style style:name="T30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1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2" style:family="text">
      <style:text-properties style:font-name-asian="Times New Roman2" style:font-name-complex="Times New Roman2"/>
    </style:style>
    <style:style style:name="T33" style:family="text">
      <style:text-properties officeooo:rsid="00282cca" style:font-name-asian="Times New Roman2" style:font-name-complex="Times New Roman2"/>
    </style:style>
    <style:style style:name="T34" style:family="text">
      <style:text-properties officeooo:rsid="001331e3" style:font-name-asian="Times New Roman2" style:font-name-complex="Times New Roman2"/>
    </style:style>
    <style:style style:name="T35" style:family="text">
      <style:text-properties style:font-name-asian="Times New Roman2" style:font-name-complex="Times New Roman2" style:font-style-complex="normal" style:font-weight-complex="normal"/>
    </style:style>
    <style:style style:name="T36" style:family="text">
      <style:text-properties officeooo:rsid="002e1b18"/>
    </style:style>
    <style:style style:name="T37" style:family="text">
      <style:text-properties officeooo:rsid="00181cf4"/>
    </style:style>
    <style:style style:name="T38" style:family="text">
      <style:text-properties fo:language="ru" fo:country="RU"/>
    </style:style>
    <style:style style:name="T39" style:family="text">
      <style:text-properties officeooo:rsid="003622d5"/>
    </style:style>
    <style:style style:name="T40" style:family="text">
      <style:text-properties officeooo:rsid="002e1b18" style:font-style-complex="normal"/>
    </style:style>
    <style:style style:name="T41" style:family="text">
      <style:text-properties officeooo:rsid="003622d5" style:font-style-complex="normal"/>
    </style:style>
    <style:style style:name="T42" style:family="text">
      <style:text-properties officeooo:rsid="0023c526" style:font-style-complex="normal"/>
    </style:style>
    <style:style style:name="T43" style:family="text">
      <style:text-properties fo:language="en" fo:country="US"/>
    </style:style>
    <style:style style:name="T44" style:family="text">
      <style:text-properties fo:language="uk" fo:country="UA"/>
    </style:style>
    <style:style style:name="T45" style:family="text">
      <style:text-properties fo:language="uk" fo:country="UA" officeooo:rsid="003b8003"/>
    </style:style>
    <style:style style:name="T46" style:family="text">
      <style:text-properties fo:language="uk" fo:country="UA" officeooo:rsid="002c9457"/>
    </style:style>
    <style:style style:name="T47" style:family="text">
      <style:text-properties fo:language="uk" fo:country="UA" officeooo:rsid="0021a7d8"/>
    </style:style>
    <style:style style:name="T48" style:family="text">
      <style:text-properties fo:language="uk" fo:country="UA" fo:font-weight="bold" officeooo:rsid="002c9457" style:font-weight-asian="bold" style:font-weight-complex="bold"/>
    </style:style>
    <style:style style:name="T49" style:family="text">
      <style:text-properties fo:language="uk" fo:country="UA" fo:font-weight="normal" officeooo:rsid="002c9457" style:font-weight-asian="normal" style:font-weight-complex="normal"/>
    </style:style>
    <style:style style:name="T50" style:family="text">
      <style:text-properties fo:language="uk" fo:country="UA" fo:font-weight="normal" officeooo:rsid="0058499d" style:font-weight-asian="normal" style:font-weight-complex="normal"/>
    </style:style>
    <style:style style:name="T51" style:family="text">
      <style:text-properties fo:language="uk" fo:country="UA" officeooo:rsid="0058499d"/>
    </style:style>
    <style:style style:name="T52" style:family="text">
      <style:text-properties officeooo:rsid="003b71b4"/>
    </style:style>
    <style:style style:name="T53" style:family="text">
      <style:text-properties officeooo:rsid="003b8003"/>
    </style:style>
    <style:style style:name="T54" style:family="text">
      <style:text-properties officeooo:rsid="000f0310"/>
    </style:style>
    <style:style style:name="T55" style:family="text">
      <style:text-properties officeooo:rsid="0010dd33"/>
    </style:style>
    <style:style style:name="T56" style:family="text">
      <style:text-properties officeooo:rsid="00117476"/>
    </style:style>
    <style:style style:name="T57" style:family="text">
      <style:text-properties officeooo:rsid="0014585f"/>
    </style:style>
    <style:style style:name="T58" style:family="text">
      <style:text-properties officeooo:rsid="0042ad5b"/>
    </style:style>
    <style:style style:name="T59" style:family="text">
      <style:text-properties officeooo:rsid="00464a7d"/>
    </style:style>
    <style:style style:name="T60" style:family="text">
      <style:text-properties officeooo:rsid="0049d299"/>
    </style:style>
    <style:style style:name="T61" style:family="text">
      <style:text-properties officeooo:rsid="004bcbd5"/>
    </style:style>
    <style:style style:name="T62" style:family="text">
      <style:text-properties officeooo:rsid="0053ed7c"/>
    </style:style>
    <style:style style:name="T63" style:family="text">
      <style:text-properties officeooo:rsid="00576bac"/>
    </style:style>
    <style:style style:name="T64" style:family="text">
      <style:text-properties officeooo:rsid="0058499d"/>
    </style:style>
    <style:style style:name="T65" style:family="text">
      <style:text-properties officeooo:rsid="005bc6ae"/>
    </style:style>
    <style:style style:name="T66" style:family="text">
      <style:text-properties officeooo:rsid="0060522a" style:font-weight-complex="normal"/>
    </style:style>
    <style:style style:name="T67" style:family="text">
      <style:text-properties officeooo:rsid="005ef863"/>
    </style:style>
    <style:style style:name="T68" style:family="text">
      <style:text-properties officeooo:rsid="0063f0b0"/>
    </style:style>
    <style:style style:name="T69" style:family="text">
      <style:text-properties officeooo:rsid="001331e3"/>
    </style:style>
    <style:style style:name="T70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71" style:family="text">
      <style:text-properties style:font-name="Liberation Serif" fo:font-size="10.5pt" style:font-size-asian="10.5pt" style:font-size-complex="10.5pt"/>
    </style:style>
    <style:style style:name="T72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73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74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75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T76" style:family="text">
      <style:text-properties fo:font-size="10pt" fo:font-weight="bold" style:font-size-asian="10pt" style:font-weight-asian="bold" style:font-size-complex="10pt" style:font-weight-complex="bold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79" style:family="text">
      <style:text-properties style:font-name="Liberation Serif"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5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2" draw:z-index="0" draw:name="Фигура2" draw:style-name="gr1" draw:text-style-name="P113" svg:width="7.303cm" svg:height="8.256cm" svg:x="17.919cm" svg:y="0.309cm">
        <draw:text-box>
          <text:p><text:span text:style-name="T70">Пояснює </text:span><text:span text:style-name="T71">поняття моделі</text:span></text:p>
          <text:p text:style-name="P112"><text:span text:style-name="T72">Діяльнісна складова</text:span></text:p>
          <text:p><text:span text:style-name="T70">Застосовує </text:span><text:span text:style-name="T71">засоби опрацювання електронних </text:span><text:span text:style-name="T71">таблиць для розв’язання навчальних і </text:span><text:span text:style-name="T71">життєвих задач. </text:span></text:p>
          <text:p><text:span text:style-name="T70">Аналізує </text:span><text:span text:style-name="T71">умову задачі, виокремлює зв’язки </text:span><text:span text:style-name="T71">між величинами. Реалізує математичні моделі </text:span><text:span text:style-name="T71">засобами електронних таблиць.</text:span></text:p>
          <text:p><text:span text:style-name="T70">Використовує</text:span><text:span text:style-name="T71"> формули в електронних </text:span><text:span text:style-name="T71">таблицях.</text:span></text:p>
          <text:p><text:span text:style-name="T70">Редагує</text:span><text:span text:style-name="T71"> <text:s/>і </text:span><text:span text:style-name="T70">форматує</text:span><text:span text:style-name="T71"> електронні таблиці.</text:span></text:p>
          <text:p text:style-name="P112"><text:span text:style-name="T73">Застосовує</text:span><text:span text:style-name="T74"> засоби автозаповнення й </text:span><text:span text:style-name="T74">автозавершення для прискорення введення </text:span><text:span text:style-name="T74">даних</text:span></text:p>
          <text:p text:style-name="P112"><text:span text:style-name="T72">Ціннісна складова</text:span></text:p>
          <text:p><text:span text:style-name="T70">Розпізнає</text:span><text:span text:style-name="T71"> задачі, для яких доцільно </text:span><text:span text:style-name="T71">використовувати електронні таблиці.</text:span></text:p>
          <text:p><text:span text:style-name="T70">Робить висновки</text:span><text:span text:style-name="T71"> на основі аналізу даних в </text:span><text:span text:style-name="T71">електронних таблицях</text:span></text:p>
        </draw:text-box>
      </draw:frame>
      <text:p text:style-name="P102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table:number-columns-spanned="7" office:value-type="string">
            <text:p text:style-name="P103"><text:span text:style-name="T21">Тема </text:span><text:span text:style-name="T22">1</text:span><text:span text:style-name="T21">. </text:span><text:span text:style-name="T17">Алгоритми та програми </text:span><text:span text:style-name="T18">(</text:span><text:span text:style-name="T19">1</text:span><text:span text:style-name="T20">6</text:span><text:span text:style-name="T18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2" office:value-type="string">
            <text:p text:style-name="P68">1</text:p>
          </table:table-cell>
          <table:table-cell table:style-name="Таблиця2.A2" office:value-type="string">
            <text:p text:style-name="P68">1</text:p>
          </table:table-cell>
          <table:table-cell table:style-name="Таблиця2.A2" office:value-type="string">
            <text:p text:style-name="P91">Виконав<text:span text:style-name="T38">ц</text:span>і алгоритмів</text:p>
          </table:table-cell>
          <table:table-cell table:style-name="Таблиця2.D2" table:number-rows-spanned="16" office:value-type="string">
            <text:p text:style-name="P108"><draw:frame text:anchor-type="paragraph" draw:z-index="1" draw:name="Фигура3" draw:style-name="gr2" draw:text-style-name="P117" svg:width="7.277cm" svg:height="8.547cm" svg:x="0.016cm" svg:y="0.079cm"><draw:text-box><text:p text:style-name="P114"><text:span text:style-name="T72">Учень/учениця</text:span></text:p><text:p text:style-name="P112"><text:span text:style-name="T72">Знаннєва складова</text:span></text:p><text:p text:style-name="P115"><text:span text:style-name="T74"><text:s text:c="5"/></text:span><text:span text:style-name="T73">Пояснює</text:span><text:span text:style-name="T74"> поняття величини, змінної та </text:span><text:span text:style-name="T74">операції присвоювання.</text:span></text:p><text:p text:style-name="P115"><text:span text:style-name="T74"><text:s text:c="4"/></text:span><text:span text:style-name="T73">Знає</text:span><text:span text:style-name="T74"> базові алгоритми роботи зі змінними: </text:span><text:span text:style-name="T74">обмін значеннями, визначення найбільшого й </text:span><text:span text:style-name="T74">найменшого з двох значень</text:span></text:p><text:p text:style-name="P115"><text:span text:style-name="T74"/></text:p><text:p text:style-name="P115"><text:span text:style-name="T72">Діяльнісна складова</text:span></text:p><text:p text:style-name="P116"><text:span text:style-name="T74"><text:s text:c="4"/></text:span><text:span text:style-name="T73">Використовує</text:span><text:span text:style-name="T74"> різні алгоритмічні структури </text:span><text:span text:style-name="T74">та змінні для <text:s/>розв’язання навчальних і </text:span><text:span text:style-name="T74">життєвих задач.</text:span></text:p><text:p text:style-name="P116"><text:span text:style-name="T74"><text:s text:c="5"/></text:span><text:span text:style-name="T73">Застосовує</text:span><text:span text:style-name="T74"> засоби програмування для </text:span><text:span text:style-name="T74">побудови моделей</text:span></text:p><text:p text:style-name="P116"><text:span text:style-name="T75"/></text:p><text:p text:style-name="P116"><text:span text:style-name="T72">Ціннісна складова</text:span></text:p><text:p text:style-name="P116"><text:span text:style-name="T74"><text:s text:c="5"/></text:span><text:span text:style-name="T73">Усвідомлює</text:span><text:span text:style-name="T74"> роль програмування та </text:span><text:span text:style-name="T74">моделювання для розв’язання навчальних і </text:span><text:span text:style-name="T74">життєвих задач</text:span></text:p></draw:text-box></draw:frame></text:p>
          </table:table-cell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8">2</text:p>
          </table:table-cell>
          <table:table-cell table:style-name="Таблиця2.A2" office:value-type="string">
            <text:p text:style-name="P68">2</text:p>
          </table:table-cell>
          <table:table-cell table:style-name="Таблиця2.A2" office:value-type="string">
            <text:p text:style-name="P91"><text:span text:style-name="T39">С</text:span>истеми команд <text:span text:style-name="T39">виконавців алгоритмів.</text:span>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8">3</text:p>
          </table:table-cell>
          <table:table-cell table:style-name="Таблиця2.A2" office:value-type="string">
            <text:p text:style-name="P68">3</text:p>
          </table:table-cell>
          <table:table-cell table:style-name="Таблиця2.A2" office:value-type="string">
            <text:p text:style-name="P91"><text:span text:style-name="T41">Величини. Змінні. Вказівка присвоювання. </text:span><text:span text:style-name="T4">Практична робота №</text:span><text:span text:style-name="T8">1</text:span><text:span text:style-name="T4">. </text:span><text:span text:style-name="T41">Розбір</text:span><text:span text:style-name="T4"> </text:span><text:span text:style-name="T41">в</text:span><text:span text:style-name="T39">идів опису алгоритмів. </text:span><text:span text:style-name="T40">Інструктаж з БЖД.</text:span>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4">4</text:p>
          </table:table-cell>
          <table:table-cell table:style-name="Таблиця2.A2" office:value-type="string">
            <text:p text:style-name="P64">4</text:p>
          </table:table-cell>
          <table:table-cell table:style-name="Таблиця2.A2" office:value-type="string">
            <text:p text:style-name="P91">Середовище опису й виконання алгоритмів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4">5</text:p>
          </table:table-cell>
          <table:table-cell table:style-name="Таблиця2.A2" office:value-type="string">
            <text:p text:style-name="P64">5</text:p>
          </table:table-cell>
          <table:table-cell table:style-name="Таблиця2.A2" office:value-type="string">
            <text:p text:style-name="P84">Робота з середовищем виконання алгоритмів LibreLogo (LibreOffice)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4">6</text:p>
          </table:table-cell>
          <table:table-cell table:style-name="Таблиця2.A2" office:value-type="string">
            <text:p text:style-name="P64">6</text:p>
          </table:table-cell>
          <table:table-cell table:style-name="Таблиця2.A2" office:value-type="string">
            <text:p text:style-name="P84">Робота з середовищем виконання алгоритмів Scratch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4">7</text:p>
          </table:table-cell>
          <table:table-cell table:style-name="Таблиця2.A2" office:value-type="string">
            <text:p text:style-name="P64">7</text:p>
          </table:table-cell>
          <table:table-cell table:style-name="Таблиця2.A2" office:value-type="string">
            <text:p text:style-name="P91"><text:span text:style-name="T4">Практична робота №</text:span><text:span text:style-name="T8">2</text:span><text:span text:style-name="T4">. </text:span>Створення алгоритмів і програм з використанням змінних і різних алгоритмічних структур. <text:span text:style-name="T40">Інструктаж з БЖД.</text:span>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9">8</text:p>
          </table:table-cell>
          <table:table-cell table:style-name="Таблиця2.A2" office:value-type="string">
            <text:p text:style-name="P69">8</text:p>
          </table:table-cell>
          <table:table-cell table:style-name="Таблиця2.A2" office:value-type="string">
            <text:p text:style-name="P84">Опис моделей у середовищі програмування. <text:span text:style-name="T2">Практична робота №</text:span><text:span text:style-name="T8">3</text:span><text:span text:style-name="T2">. </text:span>Виконання л<text:span text:style-name="T26">інійн</text:span>их<text:span text:style-name="T26"> алгоритм</text:span>ів<text:span text:style-name="T26">. </text:span><text:span text:style-name="T40">Інструктаж з БЖД.</text:span>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9">9</text:p>
          </table:table-cell>
          <table:table-cell table:style-name="Таблиця2.A2" office:value-type="string">
            <text:p text:style-name="P69">9</text:p>
          </table:table-cell>
          <table:table-cell table:style-name="Таблиця2.A2" office:value-type="string">
            <text:p text:style-name="P91">Алгоритми з розгалуженнями. <text:span text:style-name="T39">Складання </text:span>алгоритм<text:span text:style-name="T39">ів з </text:span>розгалуженнями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9">10</text:p>
          </table:table-cell>
          <table:table-cell table:style-name="Таблиця2.A2" office:value-type="string">
            <text:p text:style-name="P69">10</text:p>
          </table:table-cell>
          <table:table-cell table:style-name="Таблиця2.A2" office:value-type="string">
            <text:p text:style-name="P91">Алгоритми з розгалуженнями. <text:span text:style-name="T39">Виконання </text:span>алгоритм<text:span text:style-name="T39">ів з </text:span>розгалуженнями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9">11</text:p>
          </table:table-cell>
          <table:table-cell table:style-name="Таблиця2.A2" office:value-type="string">
            <text:p text:style-name="P69">11</text:p>
          </table:table-cell>
          <table:table-cell table:style-name="Таблиця2.A2" office:value-type="string">
            <text:p text:style-name="P91">Алгоритми з повтореннями. <text:span text:style-name="T39">Складання </text:span>алгоритм<text:span text:style-name="T39">ів </text:span>з повтореннями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9">12</text:p>
          </table:table-cell>
          <table:table-cell table:style-name="Таблиця2.A2" office:value-type="string">
            <text:p text:style-name="P69">12</text:p>
          </table:table-cell>
          <table:table-cell table:style-name="Таблиця2.A2" office:value-type="string">
            <text:p text:style-name="P91">Алгоритми з повтореннями. <text:span text:style-name="T39">Виконання </text:span>алгоритм<text:span text:style-name="T39">ів </text:span>з повтореннями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3">13</text:p>
          </table:table-cell>
          <table:table-cell table:style-name="Таблиця2.A2" office:value-type="string">
            <text:p text:style-name="P63">13</text:p>
          </table:table-cell>
          <table:table-cell table:style-name="Таблиця2.A2" office:value-type="string">
            <text:p text:style-name="P79"><text:span text:style-name="T6">Практична робота №</text:span><text:span text:style-name="T7">4</text:span><text:span text:style-name="T6">. </text:span><text:span text:style-name="T66">Створення програм у середовищі Скретч</text:span>. <text:span text:style-name="T26">Інструктаж з БЖД.</text:span>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6">14</text:p>
          </table:table-cell>
          <table:table-cell table:style-name="Таблиця2.A2" office:value-type="string">
            <text:p text:style-name="P66">14</text:p>
          </table:table-cell>
          <table:table-cell table:style-name="Таблиця2.A2" office:value-type="string">
            <text:p text:style-name="P83"><text:span text:style-name="T4">Практична робота №</text:span><text:span text:style-name="T8">5</text:span><text:span text:style-name="T4">. </text:span>Створення проекту у середовищі Скретч з застосуванням <text:span text:style-name="T67">алгоритмічних структур. </text:span><text:span text:style-name="T42">Інструктаж з БЖД.</text:span>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6">15</text:p>
          </table:table-cell>
          <table:table-cell table:style-name="Таблиця2.A2" office:value-type="string">
            <text:p text:style-name="P66">15</text:p>
          </table:table-cell>
          <table:table-cell table:style-name="Таблиця2.A2" office:value-type="string">
            <text:p text:style-name="P92">Повторення теми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6">16</text:p>
          </table:table-cell>
          <table:table-cell table:style-name="Таблиця2.A2" office:value-type="string">
            <text:p text:style-name="P66">16</text:p>
          </table:table-cell>
          <table:table-cell table:style-name="Таблиця2.A2" office:value-type="string">
            <text:p text:style-name="P86">Узагальнення з теми Алгоритми та програми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</table:table>
      <text:p text:style-name="P104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06"><text:span text:style-name="T37">Тема 2</text:span>. <text:span text:style-name="T32">Опрацювання табличних даних</text:span> (<text:span text:style-name="T61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71">17</text:p>
          </table:table-cell>
          <table:table-cell table:style-name="Таблиця1.A2" office:value-type="string">
            <text:p text:style-name="P68">1</text:p>
          </table:table-cell>
          <table:table-cell table:style-name="Таблиця1.A2" office:value-type="string">
            <text:p text:style-name="P100"><text:span text:style-name="T14">Поняття електронної таблиці. </text:span><text:span text:style-name="T23">Практична робота №</text:span><text:span text:style-name="T24">6</text:span><text:span text:style-name="T23">. </text:span><text:span text:style-name="T15">Табличні процесори, їх призначення. Середовище табличного процесора. Інструктаж з БЖД.</text:span></text:p>
          </table:table-cell>
          <table:table-cell table:style-name="Таблиця1.D2" table:number-rows-spanned="10" office:value-type="string">
            <text:p text:style-name="P110"><draw:frame text:anchor-type="paragraph" draw:z-index="2" draw:name="Фигура1" draw:style-name="gr3" draw:text-style-name="P118" svg:width="7.303cm" svg:height="3.234cm" svg:x="0.069cm" svg:y="0.178cm"><draw:text-box><text:p><text:span text:style-name="T76">Знаннєва складова</text:span></text:p><text:p><text:span text:style-name="T77">Пояснює призначення електронних таблиць, </text:span><text:span text:style-name="T77">зокрема як засобу моделювання.</text:span></text:p><text:p><text:span text:style-name="T77">Знає принципи адресації клітинок і діапазонів. </text:span><text:span text:style-name="T78">Називає </text:span><text:span text:style-name="T79">основні типи даних та пояснює їхнє </text:span><text:span text:style-name="T79">призначення.</text:span></text:p><text:p><text:span text:style-name="T78">Називає</text:span><text:span text:style-name="T79"> і </text:span><text:span text:style-name="T78">пояснює </text:span><text:span text:style-name="T79">призначення основних </text:span><text:span text:style-name="T79">об’єктів ЕТ.</text:span></text:p></draw:text-box></draw:frame></text:p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</table:table-cell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1">18</text:p>
          </table:table-cell>
          <table:table-cell table:style-name="Таблиця1.A2" office:value-type="string">
            <text:p text:style-name="P68">2</text:p>
          </table:table-cell>
          <table:table-cell table:style-name="Таблиця1.A2" office:value-type="string">
            <text:p text:style-name="P95">Об’єкти електронних таблиць — аркуш, клітинка, діапазон клітинок.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1">19</text:p>
          </table:table-cell>
          <table:table-cell table:style-name="Таблиця1.A2" office:value-type="string">
            <text:p text:style-name="P68">3</text:p>
          </table:table-cell>
          <table:table-cell table:style-name="Таблиця1.A2" office:value-type="string">
            <text:p text:style-name="P95">Типи даних: числові, грошові, дати, текст, відсотки. 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1">2<text:span text:style-name="T62">0</text:span></text:p>
          </table:table-cell>
          <table:table-cell table:style-name="Таблиця1.A2" office:value-type="string">
            <text:p text:style-name="P64">4</text:p>
          </table:table-cell>
          <table:table-cell table:style-name="Таблиця1.A2" office:value-type="string">
            <text:p text:style-name="P93">Введення, редагування й форматування даних основних типів. 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6">21</text:p>
          </table:table-cell>
          <table:table-cell table:style-name="Таблиця1.A2" office:value-type="string">
            <text:p text:style-name="P64">5</text:p>
          </table:table-cell>
          <table:table-cell table:style-name="Таблиця1.A2" office:value-type="string">
            <text:p text:style-name="P94"><text:span text:style-name="T9">Практична робота №</text:span><text:span text:style-name="T10">7</text:span><text:span text:style-name="T9">. </text:span>Адресація. Формули. <text:span text:style-name="T40">Інструктаж з БЖД.</text:span>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6">22</text:p>
          </table:table-cell>
          <table:table-cell table:style-name="Таблиця1.A2" office:value-type="string">
            <text:p text:style-name="P64">6</text:p>
          </table:table-cell>
          <table:table-cell table:style-name="Таблиця1.A2" office:value-type="string">
            <text:p text:style-name="P93">Редагування та форматування електронних таблиць.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6">23</text:p>
          </table:table-cell>
          <table:table-cell table:style-name="Таблиця1.A2" office:value-type="string">
            <text:p text:style-name="P71">7</text:p>
          </table:table-cell>
          <table:table-cell table:style-name="Таблиця1.A2" office:value-type="string">
            <text:p text:style-name="P93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6">24</text:p>
          </table:table-cell>
          <table:table-cell table:style-name="Таблиця1.A2" office:value-type="string">
            <text:p text:style-name="P71">8</text:p>
          </table:table-cell>
          <table:table-cell table:style-name="Таблиця1.A2" office:value-type="string">
            <text:p text:style-name="P93">Автозаповнення та автозавершення.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6">25</text:p>
          </table:table-cell>
          <table:table-cell table:style-name="Таблиця1.A2" office:value-type="string">
            <text:p text:style-name="P71">9</text:p>
          </table:table-cell>
          <table:table-cell table:style-name="Таблиця1.A2" office:value-type="string">
            <text:p text:style-name="P93">Моделі. Етапи побудови моделей. Реалізація математичних моделей.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6">26</text:p>
          </table:table-cell>
          <table:table-cell table:style-name="Таблиця1.A2" office:value-type="string">
            <text:p text:style-name="P71">1<text:span text:style-name="T62">0</text:span></text:p>
          </table:table-cell>
          <table:table-cell table:style-name="Таблиця1.A2" office:value-type="string">
            <text:p text:style-name="P87"><text:span text:style-name="T27">Узагальнення з теми </text:span><text:span text:style-name="T34">Опрацювання табличних даних.</text:span></text:p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</table:table>
      <text:p text:style-name="P104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77">Тема <text:span text:style-name="T68">3</text:span>. <text:span text:style-name="T29">Служби Інтернету</text:span> (<text:span text:style-name="T68">8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76">27</text:p>
          </table:table-cell>
          <table:table-cell table:style-name="Таблиця3.A2" office:value-type="string">
            <text:p text:style-name="P73">1</text:p>
          </table:table-cell>
          <table:table-cell table:style-name="Таблиця3.A2" office:value-type="string">
            <text:p text:style-name="P96">Безпека життєдіяльності при роботі з комп'ютером<text:span text:style-name="T11">. </text:span><text:span text:style-name="T35">Поштові служби Інтернету. Створення електронної скриньки. </text:span></text:p>
          </table:table-cell>
          <table:table-cell table:style-name="Таблиця3.A2" table:number-rows-spanned="8" office:value-type="string">
            <text:p text:style-name="P111">Знаннєва складова</text:p>
            <text:p text:style-name="P90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90"><text:span text:style-name="T1">Пояснює</text:span> небезпеки, пов’язані з використанням електронної пошти.</text:p>
            <text:p text:style-name="P90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111">Діяльнісна складова</text:p>
            <text:p text:style-name="P90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90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111">Ціннісна складова</text:p>
            <text:p text:style-name="P90"><text:span text:style-name="T1">Усвідомлює</text:span> переваги та недоліки електронної пошти як засобу спілкування.</text:p>
            <text:p text:style-name="P90"><text:span text:style-name="T1">Дотримується</text:span> принципів електронного етикету та безпечного користування електронною поштою.</text:p>
            <text:p text:style-name="P90"><text:span text:style-name="T1">Усвідомлює </text:span>цінність персонального освітньо-комунікаційного середовища.</text:p>
            <text:p text:style-name="P101"><text:span text:style-name="T25">Усвідомлює</text:span><text:span text:style-name="T16"> значення Інтернету речей у житті людини</text:span></text:p>
          </table:table-cell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81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6">28</text:p>
          </table:table-cell>
          <table:table-cell table:style-name="Таблиця3.A2" office:value-type="string">
            <text:p text:style-name="P73">2</text:p>
          </table:table-cell>
          <table:table-cell table:style-name="Таблиця3.A2" office:value-type="string">
            <text:p text:style-name="P99"><text:span text:style-name="T69">Надсилання, отримання, перенаправлення повідомлень. </text:span><text:span text:style-name="T3">Практична робота №</text:span><text:span text:style-name="T10">8</text:span><text:span text:style-name="T3">.</text:span><text:span text:style-name="T36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6">29</text:p>
          </table:table-cell>
          <table:table-cell table:style-name="Таблиця3.A2" office:value-type="string">
            <text:p text:style-name="P73">3</text:p>
          </table:table-cell>
          <table:table-cell table:style-name="Таблиця3.A2" office:value-type="string">
            <text:p text:style-name="P85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6">30</text:p>
          </table:table-cell>
          <table:table-cell table:style-name="Таблиця3.A2" office:value-type="string">
            <text:p text:style-name="P73">4</text:p>
          </table:table-cell>
          <table:table-cell table:style-name="Таблиця3.A2" office:value-type="string">
            <text:p text:style-name="P89">Використання інтернет-ресурсів для спільної роботи. <text:span text:style-name="T12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6">31</text:p>
          </table:table-cell>
          <table:table-cell table:style-name="Таблиця3.A2" office:value-type="string">
            <text:p text:style-name="P75">5</text:p>
          </table:table-cell>
          <table:table-cell table:style-name="Таблиця3.A2" office:value-type="string">
            <text:p text:style-name="P80"><text:span text:style-name="T40">Зберігання даних та колективна робота з документами в Інтернеті. </text:span><text:span text:style-name="T3">Практична робота №</text:span><text:span text:style-name="T10">9</text:span><text:span text:style-name="T3">. </text:span><text:span text:style-name="T40">керування спільним доступом до них. Хмарні сервіси. </text:span><text:span text:style-name="T36">Інструктаж з БЖД.</text:span></text:p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6">32</text:p>
          </table:table-cell>
          <table:table-cell table:style-name="Таблиця3.A2" office:value-type="string">
            <text:p text:style-name="P75">6</text:p>
          </table:table-cell>
          <table:table-cell table:style-name="Таблиця3.A2" office:value-type="string">
            <text:p text:style-name="P98"><text:span text:style-name="T3">Практична робота №</text:span><text:span text:style-name="T10">10</text:span><text:span text:style-name="T3">. </text:span>Онлайнові перекладачі. <text:span text:style-name="T40">Інструктаж з БЖД.</text:span></text:p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6">33</text:p>
          </table:table-cell>
          <table:table-cell table:style-name="Таблиця3.A2" office:value-type="string">
            <text:p text:style-name="P75">7</text:p>
          </table:table-cell>
          <table:table-cell table:style-name="Таблиця3.A2" office:value-type="string">
            <text:p text:style-name="P97">Інтернет речей. <text:span text:style-name="T61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6">34</text:p>
          </table:table-cell>
          <table:table-cell table:style-name="Таблиця3.A2" office:value-type="string">
            <text:p text:style-name="P75">8</text:p>
          </table:table-cell>
          <table:table-cell table:style-name="Таблиця3.A2" office:value-type="string">
            <text:p text:style-name="P87"><text:span text:style-name="T27">Узагальнення з теми <text:s/>«</text:span><text:span text:style-name="T33">Служби Інтернету»</text:span></text:p>
            <text:p text:style-name="P87"/>
            <text:p text:style-name="P87"/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</table:table>
      <text:p text:style-name="P104"/>
      <text:p text:style-name="P109"/>
      <text:p text:style-name="Standard"/>
      <text:p text:style-name="P3"/>
      <text:p text:style-name="P3">Розклад годин по чвертям</text:p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5">Клас</text:p>
          </table:table-cell>
          <table:table-cell table:style-name="Таблица2.A1" office:value-type="string">
            <text:p text:style-name="P25">Годин на тиждень</text:p>
          </table:table-cell>
          <table:table-cell table:style-name="Таблица2.A1" office:value-type="string">
            <text:p text:style-name="P25">Разом за програмою</text:p>
          </table:table-cell>
          <table:table-cell table:style-name="Таблица2.A1" office:value-type="string">
            <text:p text:style-name="P25">І ч.</text:p>
          </table:table-cell>
          <table:table-cell table:style-name="Таблица2.A1" office:value-type="string">
            <text:p text:style-name="P27"><text:span text:style-name="Основной_20_шрифт_20_абзаца"><text:span text:style-name="T43">II </text:span></text:span><text:span text:style-name="Основной_20_шрифт_20_абзаца"><text:span text:style-name="T44">2 ч.</text:span></text:span></text:p>
          </table:table-cell>
          <table:table-cell table:style-name="Таблица2.A1" office:value-type="string">
            <text:p text:style-name="P27"><text:span text:style-name="Основной_20_шрифт_20_абзаца"><text:span text:style-name="T43">III</text:span></text:span><text:span text:style-name="Основной_20_шрифт_20_абзаца"><text:span text:style-name="T44"> ч.</text:span></text:span></text:p>
          </table:table-cell>
          <table:table-cell table:style-name="Таблица2.G1" office:value-type="string">
            <text:p text:style-name="P27"><text:span text:style-name="Основной_20_шрифт_20_абзаца"><text:span text:style-name="T43">IV</text:span></text:span><text:span text:style-name="Основной_20_шрифт_20_абзаца"><text:span text:style-name="T44"> ч.</text:span></text:span></text:p>
          </table:table-cell>
        </table:table-row>
        <table:table-row>
          <table:table-cell table:style-name="Таблица2.A2" office:value-type="string">
            <text:p text:style-name="P26"><text:span text:style-name="T59">7</text:span>-А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52">4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<text:span text:style-name="T53">0</text:span></text:p>
          </table:table-cell>
          <table:table-cell table:style-name="Таблица2.G2" office:value-type="string">
            <text:p text:style-name="P27">8</text:p>
          </table:table-cell>
        </table:table-row>
        <table:table-row>
          <table:table-cell table:style-name="Таблица2.A2" office:value-type="string">
            <text:p text:style-name="P26"><text:span text:style-name="T59">7</text:span>-Б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64">4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<text:span text:style-name="T64">0</text:span></text:p>
          </table:table-cell>
          <table:table-cell table:style-name="Таблица2.G2" office:value-type="string">
            <text:p text:style-name="P27">8</text:p>
          </table:table-cell>
        </table:table-row>
        <table:table-row>
          <table:table-cell table:style-name="Таблица2.A2" office:value-type="string">
            <text:p text:style-name="P26"><text:span text:style-name="T59">7</text:span>-<text:span text:style-name="T59">В</text:span>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52">4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<text:span text:style-name="T53">0</text:span></text:p>
          </table:table-cell>
          <table:table-cell table:style-name="Таблица2.G2" office:value-type="string">
            <text:p text:style-name="P27">8</text:p>
          </table:table-cell>
        </table:table-row>
      </table:table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7">Граф<text:span text:style-name="Основной_20_шрифт_20_абзаца"><text:span text:style-name="T44">ік контрольних та практичних робіт </text:span></text:span><text:span text:style-name="Основной_20_шрифт_20_абзаца"><text:span text:style-name="T45">5</text:span></text:span><text:span text:style-name="Основной_20_шрифт_20_абзаца"><text:span text:style-name="T44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5">Тип роботи</text:p>
          </table:table-cell>
          <table:table-cell table:style-name="Таблица3.A2" office:value-type="string">
            <text:p text:style-name="P25"><text:span text:style-name="T59">7</text:span>-А</text:p>
          </table:table-cell>
          <table:table-cell table:style-name="Таблица3.A2" office:value-type="string">
            <text:p text:style-name="P25"><text:span text:style-name="T59">7</text:span>-Б</text:p>
          </table:table-cell>
          <table:table-cell table:style-name="Таблица3.D2" office:value-type="string">
            <text:p text:style-name="P25"><text:span text:style-name="T59">7</text:span>-<text:span text:style-name="T59">В</text:span></text:p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4">Практична робота №</text:span></text:span><text:span text:style-name="Основной_20_шрифт_20_абзаца"><text:span text:style-name="T46">1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4">Практична робота №</text:span></text:span><text:span text:style-name="Основной_20_шрифт_20_абзаца"><text:span text:style-name="T46">2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9"><text:span text:style-name="Основной_20_шрифт_20_абзаца"><text:span text:style-name="T44">Узагальнення №</text:span></text:span><text:span text:style-name="Основной_20_шрифт_20_абзаца"><text:span text:style-name="T46">1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7">Практична робота №</text:span></text:span><text:span text:style-name="Основной_20_шрифт_20_абзаца"><text:span text:style-name="T46">3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8">Узагальнення №2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7">Практична робота №</text:span></text:span><text:span text:style-name="Основной_20_шрифт_20_абзаца"><text:span text:style-name="T51">4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7">Практична робота №</text:span></text:span><text:span text:style-name="Основной_20_шрифт_20_абзаца"><text:span text:style-name="T51">5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9">Узагальнення №</text:span></text:span><text:span text:style-name="Основной_20_шрифт_20_абзаца"><text:span text:style-name="T50">3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</table:table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><text:soft-page-break/></text:p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54">Заступник</text:span> директора _________ М.В. Савіна<text:tab/><text:tab/><text:tab/><text:tab/><text:tab/><text:tab/><text:tab/><text:tab/><text:span text:style-name="T54">Д</text:span>иректор <text:span text:style-name="T54">школи</text:span> ____________ Л.М. Воробйов</text:p>
      <text:p text:style-name="P7">____________ 201<text:span text:style-name="T65">8</text:span> р.<text:tab/><text:tab/><text:tab/><text:tab/><text:tab/><text:tab/><text:tab/><text:tab/><text:tab/><text:tab/><text:tab/><text:tab/><text:tab/><text:tab/><text:tab/>_____________ 201<text:span text:style-name="T65">8</text:span> р.</text:p>
      <text:p text:style-name="P7">____________ 201<text:span text:style-name="T65">9</text:span> р.<text:tab/><text:tab/><text:tab/><text:tab/><text:tab/><text:tab/><text:tab/><text:tab/><text:tab/><text:tab/><text:tab/><text:tab/><text:tab/><text:tab/><text:tab/>_____________ 201<text:span text:style-name="T65">9</text:span> р.</text:p>
      <text:p text:style-name="P11"/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58">і</text:span>нформатики для <text:span text:style-name="T59">7</text:span> класів</text:p>
      <text:p text:style-name="P9"><text:span text:style-name="T54">в</text:span>читель Трубіцина А.Л.</text:p>
      <text:p text:style-name="P9">201<text:span text:style-name="T65">8</text:span>-201<text:span text:style-name="T65">9</text:span> н.р.</text:p>
      <text:p text:style-name="P10"/>
      <text:p text:style-name="P10"/>
      <text:p text:style-name="P10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59">7 </text:span>класу</text:p>
      <text:p text:style-name="P6">загальноосвітніх навчальних закладів <text:span text:style-name="T55">затверджена Міністерством освіти і науки України</text:span></text:p>
      <text:p text:style-name="P8">(Наказ МОН від <text:span text:style-name="T56">07.06.2017 №804</text:span>)</text:p>
      <text:p text:style-name="P8"/>
      <text:p text:style-name="P8"/>
      <text:p text:style-name="P8"/>
      <text:p text:style-name="P8"/>
      <text:p text:style-name="P8"/>
      <text:p text:style-name="P11"/>
      <text:p text:style-name="P13"><text:span text:style-name="T28"><text:tab/><text:tab/></text:span><text:span text:style-name="T30">Погоджено на засіданні </text:span><text:span text:style-name="T31">Ш</text:span><text:span text:style-name="T30">МО</text:span></text:p>
      <text:p text:style-name="P5"><text:tab/><text:tab/>протокол № _____ від ___________ р.</text:p>
      <text:p text:style-name="P5"><text:tab/><text:tab/>кер. <text:span text:style-name="T57">Ш</text:span>МО _________________ В.В. Маляренко </text:p>
      <text:p text:style-name="P5"/>
      <text:p text:style-name="Standard"/>
      <text:p text:style-name="Standard"/>
      <text:p text:style-name="Standard"/>
      <text:p text:style-name="Standard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36:52.832334826</dc:date>
    <meta:editing-duration>PT1H2M30S</meta:editing-duration>
    <meta:editing-cycles>31</meta:editing-cycles>
    <meta:generator>LibreOffice/6.1.1.2$Linux_X86_64 LibreOffice_project/10$Build-2</meta:generator>
    <meta:document-statistic meta:table-count="5" meta:image-count="0" meta:object-count="0" meta:page-count="4" meta:paragraph-count="174" meta:word-count="641" meta:character-count="4582" meta:non-whitespace-character-count="4051"/>
  </office:meta>
</office:document-meta>
</file>